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1cm" draw:marker-start-width="0.276cm" draw:marker-end="Arrow" draw:marker-end-width="0.38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4cm" fo:min-width="0cm"/>
    </style:style>
    <style:style style:name="gr6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="Arrow" draw:marker-start-width="0.381cm" draw:marker-end-width="0.38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Courier" fo:font-size="10pt" style:font-size-asian="10pt" style:font-size-complex="10pt"/>
    </style:style>
    <style:style style:name="P4" style:family="paragraph">
      <style:paragraph-properties fo:text-align="center"/>
      <style:text-properties style:font-name="Courier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Courie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59cm" svg:y1="4.81cm" svg:x2="3.159cm" svg:y2="6.334cm">
          <text:p/>
        </draw:line>
        <draw:frame draw:style-name="gr2" draw:text-style-name="P2" draw:layer="layout" svg:width="0.714cm" svg:height="0.721cm" svg:x="3.094cm" svg:y="5.118cm">
          <draw:text-box>
            <text:p><text:span text:style-name="T1">1</text:span></text:p>
          </draw:text-box>
        </draw:frame>
        <draw:path draw:style-name="gr3" draw:text-style-name="P1" draw:layer="layout" svg:width="3.174cm" svg:height="1.904cm" svg:x="4.683cm" svg:y="4.429cm" svg:viewBox="0 0 3175 1905" svg:d="m0 0c3384 0 3173 1905 3173 1905">
          <text:p/>
        </draw:path>
        <draw:frame draw:style-name="gr2" draw:text-style-name="P2" draw:layer="layout" svg:width="0.714cm" svg:height="0.721cm" svg:x="7.096cm" svg:y="4.175cm">
          <draw:text-box>
            <text:p><text:span text:style-name="T1">2</text:span></text:p>
          </draw:text-box>
        </draw:frame>
        <draw:line draw:style-name="gr1" draw:text-style-name="P1" draw:layer="layout" svg:x1="3.159cm" svg:y1="7.01cm" svg:x2="3.159cm" svg:y2="8.534cm">
          <text:p/>
        </draw:line>
        <draw:frame draw:style-name="gr2" draw:text-style-name="P2" draw:layer="layout" svg:width="0.714cm" svg:height="0.721cm" svg:x="3.094cm" svg:y="7.318cm">
          <draw:text-box>
            <text:p><text:span text:style-name="T1">1</text:span></text:p>
          </draw:text-box>
        </draw:frame>
        <draw:line draw:style-name="gr1" draw:text-style-name="P1" draw:layer="layout" svg:x1="7.659cm" svg:y1="7.01cm" svg:x2="7.659cm" svg:y2="8.534cm">
          <text:p/>
        </draw:line>
        <draw:frame draw:style-name="gr2" draw:text-style-name="P2" draw:layer="layout" svg:width="0.714cm" svg:height="0.721cm" svg:x="7.594cm" svg:y="7.318cm">
          <draw:text-box>
            <text:p><text:span text:style-name="T1">1</text:span></text:p>
          </draw:text-box>
        </draw:frame>
        <draw:custom-shape draw:style-name="gr4" draw:text-style-name="P3" draw:layer="layout" svg:width="3.048cm" svg:height="0.635cm" svg:x="15.535cm" svg:y="8.578cm"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7.818cm" svg:height="1.904cm" svg:x="9.183cm" svg:y="6.73cm" svg:viewBox="0 0 7819 1905" svg:d="m0 0c8334 0 7813 1905 7813 1905">
          <text:p/>
        </draw:path>
        <draw:frame draw:style-name="gr2" draw:text-style-name="P2" draw:layer="layout" svg:width="0.714cm" svg:height="0.721cm" svg:x="13.396cm" svg:y="6.176cm">
          <draw:text-box>
            <text:p><text:span text:style-name="T1">1</text:span></text:p>
          </draw:text-box>
        </draw:frame>
        <draw:line draw:style-name="gr1" draw:text-style-name="P1" draw:layer="layout" svg:x1="9.128cm" svg:y1="8.874cm" svg:x2="15.478cm" svg:y2="8.874cm">
          <text:p/>
        </draw:line>
        <draw:frame draw:style-name="gr2" draw:text-style-name="P2" draw:layer="layout" svg:width="0.714cm" svg:height="0.721cm" svg:x="11.716cm" svg:y="8.112cm">
          <draw:text-box>
            <text:p><text:span text:style-name="T1">0</text:span></text:p>
          </draw:text-box>
        </draw:frame>
        <draw:path draw:style-name="gr3" draw:text-style-name="P1" draw:layer="layout" svg:width="7.873cm" svg:height="1.015cm" svg:x="7.604cm" svg:y="9.255cm" svg:viewBox="0 0 7874 1016" svg:d="m0 0c0 2286 7874 0 7874 0">
          <text:p/>
        </draw:path>
        <draw:frame draw:style-name="gr2" draw:text-style-name="P2" draw:layer="layout" svg:width="0.714cm" svg:height="0.721cm" svg:x="10.779cm" svg:y="10.185cm">
          <draw:text-box>
            <text:p><text:span text:style-name="T1">1</text:span></text:p>
          </draw:text-box>
        </draw:frame>
        <draw:line draw:style-name="gr1" draw:text-style-name="P1" draw:layer="layout" svg:x1="4.683cm" svg:y1="6.715cm" svg:x2="6.207cm" svg:y2="6.715cm">
          <text:p/>
        </draw:line>
        <draw:frame draw:style-name="gr2" draw:text-style-name="P2" draw:layer="layout" svg:width="0.714cm" svg:height="0.721cm" svg:x="4.937cm" svg:y="5.953cm">
          <draw:text-box>
            <text:p><text:span text:style-name="T1">2</text:span></text:p>
          </draw:text-box>
        </draw:frame>
        <draw:line draw:style-name="gr1" draw:text-style-name="P1" draw:layer="layout" svg:x1="3.159cm" svg:y1="9.211cm" svg:x2="3.159cm" svg:y2="10.735cm">
          <text:p/>
        </draw:line>
        <draw:frame draw:style-name="gr2" draw:text-style-name="P2" draw:layer="layout" svg:width="0.714cm" svg:height="0.721cm" svg:x="3.094cm" svg:y="9.519cm">
          <draw:text-box>
            <text:p><text:span text:style-name="T1">1</text:span></text:p>
          </draw:text-box>
        </draw:frame>
        <draw:line draw:style-name="gr1" draw:text-style-name="P1" draw:layer="layout" svg:x1="4.659cm" svg:y1="9.212cm" svg:x2="6.207cm" svg:y2="10.779cm">
          <text:p/>
        </draw:line>
        <draw:frame draw:style-name="gr2" draw:text-style-name="P2" draw:layer="layout" svg:width="0.714cm" svg:height="0.721cm" svg:x="4.594cm" svg:y="9.52cm">
          <draw:text-box>
            <text:p><text:span text:style-name="T1">1</text:span></text:p>
          </draw:text-box>
        </draw:frame>
        <draw:line draw:style-name="gr1" draw:text-style-name="P1" draw:layer="layout" svg:x1="7.659cm" svg:y1="11.41cm" svg:x2="4.556cm" svg:y2="15.224cm">
          <text:p/>
        </draw:line>
        <draw:frame draw:style-name="gr5" draw:text-style-name="P2" draw:layer="layout" svg:width="0.831cm" svg:height="0.721cm" svg:x="6.588cm" svg:y="11.455cm">
          <draw:text-box>
            <text:p><text:span text:style-name="T1">1</text:span></text:p>
          </draw:text-box>
        </draw:frame>
        <draw:path draw:style-name="gr3" draw:text-style-name="P1" draw:layer="layout" svg:width="6.984cm" svg:height="1.91cm" svg:x="9.128cm" svg:y="9.255cm" svg:viewBox="0 0 6985 1911" svg:d="m0 1905c3810 127 6985-1905 6985-1905">
          <text:p/>
        </draw:path>
        <draw:frame draw:style-name="gr2" draw:text-style-name="P2" draw:layer="layout" svg:width="0.714cm" svg:height="0.721cm" svg:x="10.979cm" svg:y="11.086cm">
          <draw:text-box>
            <text:p><text:span text:style-name="T1">1</text:span></text:p>
          </draw:text-box>
        </draw:frame>
        <draw:path draw:style-name="gr3" draw:text-style-name="P1" draw:layer="layout" svg:width="6.476cm" svg:height="4.063cm" svg:x="10.017cm" svg:y="9.255cm" svg:viewBox="0 0 6477 4064" svg:d="m0 4064c5472-1270 6477-4064 6477-4064">
          <text:p/>
        </draw:path>
        <draw:custom-shape draw:style-name="gr4" draw:text-style-name="P3" draw:layer="layout" svg:width="3.048cm" svg:height="0.635cm" svg:x="6.135cm" svg:y="6.377cm">
          <text:p text:style-name="P4"><text:span text:style-name="T2">II D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6.135cm" svg:y="8.577cm">
          <text:p text:style-name="P4"><text:span text:style-name="T2">I 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6.135cm" svg:y="10.778cm">
          <text:p text:style-name="P4"><text:span text:style-name="T2">AA B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4.175cm">
          <text:p text:style-name="P4"><text:span text:style-name="T2">AAIAIA BCDB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6.376cm">
          <text:p text:style-name="P4"><text:span text:style-name="T2">AIAIA CDB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8.576cm">
          <text:p text:style-name="P4"><text:span text:style-name="T2">IAIA DBE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048cm" svg:height="0.635cm" svg:x="1.635cm" svg:y="10.777cm">
          <text:p text:style-name="P4"><text:span text:style-name="T2">AIA BE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14cm" svg:height="0.721cm" svg:x="11.335cm" svg:y="12.217cm">
          <draw:text-box>
            <text:p><text:span text:style-name="T1">0</text:span></text:p>
          </draw:text-box>
        </draw:frame>
        <draw:frame draw:style-name="gr2" draw:text-style-name="P2" draw:layer="layout" svg:width="0.714cm" svg:height="0.721cm" svg:x="8.541cm" svg:y="13.827cm">
          <draw:text-box>
            <text:p><text:span text:style-name="T1">1</text:span></text:p>
          </draw:text-box>
        </draw:frame>
        <draw:line draw:style-name="gr1" draw:text-style-name="P1" draw:layer="layout" svg:x1="3.159cm" svg:y1="11.412cm" svg:x2="3.159cm" svg:y2="12.936cm">
          <text:p/>
        </draw:line>
        <draw:frame draw:style-name="gr2" draw:text-style-name="P2" draw:layer="layout" svg:width="0.714cm" svg:height="0.721cm" svg:x="3.094cm" svg:y="11.72cm">
          <draw:text-box>
            <text:p><text:span text:style-name="T1">1</text:span></text:p>
          </draw:text-box>
        </draw:frame>
        <draw:custom-shape draw:style-name="gr4" draw:text-style-name="P3" draw:layer="layout" svg:width="3.048cm" svg:height="0.635cm" svg:x="1.635cm" svg:y="12.978cm">
          <text:p text:style-name="P4"><text:span text:style-name="T2">IA E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6cm" svg:y1="11.413cm" svg:x2="7.731cm" svg:y2="13.065cm">
          <text:p/>
        </draw:line>
        <draw:frame draw:style-name="gr2" draw:text-style-name="P2" draw:layer="layout" svg:width="0.714cm" svg:height="0.721cm" svg:x="4.595cm" svg:y="11.721cm">
          <draw:text-box>
            <text:p><text:span text:style-name="T1">1</text:span></text:p>
          </draw:text-box>
        </draw:frame>
        <draw:line draw:style-name="gr1" draw:text-style-name="P1" draw:layer="layout" svg:x1="3.159cm" svg:y1="13.613cm" svg:x2="3.159cm" svg:y2="15.137cm">
          <text:p/>
        </draw:line>
        <draw:frame draw:style-name="gr2" draw:text-style-name="P2" draw:layer="layout" svg:width="0.714cm" svg:height="0.721cm" svg:x="3.094cm" svg:y="13.921cm">
          <draw:text-box>
            <text:p><text:span text:style-name="T1">1</text:span></text:p>
          </draw:text-box>
        </draw:frame>
        <draw:custom-shape draw:style-name="gr4" draw:text-style-name="P3" draw:layer="layout" svg:width="3.048cm" svg:height="0.635cm" svg:x="1.635cm" svg:y="15.179cm">
          <text:p text:style-name="P4"><text:span text:style-name="T2">A E</text:span></text:p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8cm" svg:height="5.243cm" svg:x="9.001cm" svg:y="9.255cm" svg:viewBox="0 0 8001 5244" svg:d="m0 4318c0 2286 5622-381 5622-381l2379-3937">
          <text:p/>
        </draw:path>
        <draw:custom-shape draw:style-name="gr4" draw:text-style-name="P3" draw:layer="layout" svg:width="3.048cm" svg:height="0.635cm" svg:x="7.735cm" svg:y="12.977cm">
          <text:p text:style-name="P4"><text:span text:style-name="T2">I 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683cm" svg:y1="13.319cm" svg:x2="7.731cm" svg:y2="15.351cm">
          <text:p/>
        </draw:line>
        <draw:line draw:style-name="gr6" draw:text-style-name="P1" draw:layer="layout" svg:x1="13.827cm" svg:y1="15.224cm" svg:x2="7.731cm" svg:y2="15.351cm">
          <text:p/>
        </draw:line>
        <draw:line draw:style-name="gr3" draw:text-style-name="P1" draw:layer="layout" svg:x1="13.827cm" svg:y1="15.225cm" svg:x2="17.51cm" svg:y2="9.255cm">
          <text:p/>
        </draw:line>
        <draw:frame draw:style-name="gr2" draw:text-style-name="P2" draw:layer="layout" svg:width="0.714cm" svg:height="0.721cm" svg:x="5.493cm" svg:y="14.122cm">
          <draw:text-box>
            <text:p><text:span text:style-name="T1">1</text:span></text:p>
          </draw:text-box>
        </draw:frame>
        <draw:line draw:style-name="gr7" draw:text-style-name="P1" draw:layer="layout" svg:x1="17.891cm" svg:y1="9.255cm" svg:x2="14.717cm" svg:y2="15.606cm">
          <text:p/>
        </draw:line>
        <draw:path draw:style-name="gr6" draw:text-style-name="P1" draw:layer="layout" svg:width="10.032cm" svg:height="0.43cm" svg:x="4.683cm" svg:y="15.478cm" svg:viewBox="0 0 10033 431" svg:d="m0 0c4953 889 10033 127 10033 127">
          <text:p/>
        </draw:path>
        <draw:path draw:style-name="gr3" draw:text-style-name="P1" draw:layer="layout" svg:width="15.112cm" svg:height="8.14cm" svg:x="3.159cm" svg:y="9.255cm" svg:viewBox="0 0 15113 8141" svg:d="m0 6604c0 1778 6604 1524 6604 1524h5207l3302-8128">
          <text:p/>
        </draw:path>
        <draw:frame draw:style-name="gr2" draw:text-style-name="P2" draw:layer="layout" svg:width="0.714cm" svg:height="0.721cm" svg:x="5.191cm" svg:y="15.646cm">
          <draw:text-box>
            <text:p><text:span text:style-name="T1">0</text:span></text:p>
          </draw:text-box>
        </draw:frame>
        <draw:frame draw:style-name="gr2" draw:text-style-name="P2" draw:layer="layout" svg:width="0.714cm" svg:height="0.721cm" svg:x="4.35cm" svg:y="17.043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9T13:38:34.153031000</meta:creation-date>
    <dc:date>2013-11-19T14:01:33.518972000</dc:date>
    <meta:editing-duration>PT7M39S</meta:editing-duration>
    <meta:editing-cycles>1</meta:editing-cycles>
    <meta:document-statistic meta:object-count="54"/>
    <meta:generator>LibreOffice/4.1.3.2$MacOSX_x86 LibreOffice_project/70feb7d99726f064edab4605a8ab840c50ec57a</meta:generator>
  </office:meta>
</office:document-meta>
</file>